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7938in" fo:margin-left="-0.6174in" table:align="left" style:shadow="none"/>
    </style:style>
    <style:style style:name="Table1.A" style:family="table-column">
      <style:table-column-properties style:column-width="2.434in"/>
    </style:style>
    <style:style style:name="Table1.B" style:family="table-column">
      <style:table-column-properties style:column-width="1.3in"/>
    </style:style>
    <style:style style:name="Table1.C" style:family="table-column">
      <style:table-column-properties style:column-width="4.0597in"/>
    </style:style>
    <style:style style:name="Table1.1" style:family="table-row"/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in" fo:margin-right="0.0035in" fo:text-align="center" style:justify-single-word="false" fo:text-indent="0in" style:auto-text-indent="false"/>
      <style:text-properties style:font-name="Arial" fo:font-size="9pt" fo:font-weight="normal" officeooo:rsid="00416296" officeooo:paragraph-rsid="00416296" style:font-size-asian="9pt" style:font-weight-asian="normal" style:font-size-complex="9pt" style:font-weight-complex="normal"/>
    </style:style>
    <style:style style:name="P2" style:family="paragraph" style:parent-style-name="Table_20_Contents">
      <style:paragraph-properties fo:margin-left="0in" fo:margin-right="0.0035in" fo:text-align="center" style:justify-single-word="false" fo:text-indent="0in" style:auto-text-indent="false"/>
      <style:text-properties style:font-name="Arial" fo:font-size="7pt" fo:font-weight="normal" officeooo:rsid="001649ca" officeooo:paragraph-rsid="0089b2b8" style:font-size-asian="7pt" style:font-weight-asian="normal" style:font-size-complex="7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204984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fo:font-weight="normal" officeooo:rsid="001649ca" officeooo:paragraph-rsid="004e93d2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fo:font-weight="normal" officeooo:rsid="001649ca" officeooo:paragraph-rsid="00353683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.0035in" fo:margin-right="0.0035in" fo:text-align="start" style:justify-single-word="false" fo:text-indent="0in" style:auto-text-indent="false"/>
      <style:text-properties style:font-name="Arial" fo:font-size="9pt" fo:font-weight="normal" officeooo:rsid="003207e1" officeooo:paragraph-rsid="004e3578" style:font-size-asian="9pt" style:font-weight-asian="normal" style:font-size-complex="9pt" style:font-weight-complex="normal"/>
    </style:style>
    <style:style style:name="P7" style:family="paragraph" style:parent-style-name="Frame_20_contents">
      <style:paragraph-properties fo:text-align="center" style:justify-single-word="false"/>
      <style:text-properties fo:font-size="4pt" style:font-size-asian="3.5pt" style:font-size-complex="4pt"/>
    </style:style>
    <style:style style:name="P8" style:family="paragraph" style:parent-style-name="Table_20_Contents">
      <style:paragraph-properties fo:margin-left="0in" fo:margin-right="0.0035in" fo:text-align="center" style:justify-single-word="false" fo:text-indent="0in" style:auto-text-indent="false"/>
      <style:text-properties style:font-name="Arial" fo:font-size="12pt" style:text-underline-style="none" fo:font-weight="normal" officeooo:rsid="001649ca" officeooo:paragraph-rsid="00bd36b5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margin-left="0in" fo:margin-right="0.0035in" fo:text-align="center" style:justify-single-word="false" fo:text-indent="0in" style:auto-text-indent="false"/>
      <style:text-properties style:font-name="Arial" fo:font-size="12pt" fo:font-weight="bold" officeooo:rsid="001649ca" officeooo:paragraph-rsid="009c6f2b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left="0in" fo:margin-right="0.0035in" fo:text-align="start" style:justify-single-word="false" fo:text-indent="0in" style:auto-text-indent="false"/>
      <style:text-properties style:font-name="Arial" fo:font-size="9pt" style:text-underline-style="solid" style:text-underline-type="double" style:text-underline-width="auto" style:text-underline-color="font-color" fo:font-weight="normal" officeooo:rsid="001649ca" officeooo:paragraph-rsid="00c87464" style:font-size-asian="9pt" style:font-weight-asian="normal" style:font-size-complex="9pt" style:font-weight-complex="normal"/>
    </style:style>
    <style:style style:name="T1" style:family="text">
      <style:text-properties fo:font-size="6.5pt" fo:font-weight="normal" officeooo:rsid="009deae1" style:font-size-asian="6.5pt" style:font-weight-asian="normal" style:font-size-complex="6.5pt" style:font-weight-complex="normal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5pt" style:font-size-asian="5pt" style:font-size-complex="5pt"/>
    </style:style>
    <style:style style:name="T4" style:family="text">
      <style:text-properties fo:font-size="5pt" officeooo:rsid="00d51991" style:font-size-asian="5pt" style:font-size-complex="5pt"/>
    </style:style>
    <style:style style:name="fr1" style:family="graphic" style:parent-style-name="Frame">
      <style:graphic-properties fo:margin-left="0.0791in" fo:margin-right="0.0791in" fo:margin-top="0.0098in" fo:margin-bottom="0.0098in" style:protect="content size position" style:wrap="none" style:vertical-pos="top" style:vertical-rel="paragraph-content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<text:placeholder text:placeholder-type="text">&lt;for each="seq,line in enumerate(get_rows_line_small())"&gt;</text:placeholder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<text:placeholder text:placeholder-type="text">&lt;for each="columns in (1,2,3,4,5)"&gt;</text:placeholder></text:p>
            <text:p text:style-name="P1"/>
          </table:table-cell>
          <table:table-cell table:style-name="Table1.A2" office:value-type="string">
            <text:p text:style-name="P2"><text:placeholder text:placeholder-type="text">&lt;get_product_by_index(seq+1,columns)['name']&gt;</text:placeholder></text:p>
            <text:p text:style-name="P9"><text:span text:style-name="T2"><text:placeholder text:placeholder-type="text">&lt;formatLang(get_product_by_index(seq+1,columns)['list_price'],digits=0)&gt;</text:placeholder></text:span><text:span text:style-name="T4"> </text:span><text:span text:style-name="T1">VNĐ</text:span></text:p>
            <text:p text:style-name="P8"><draw:frame draw:style-name="fr1" draw:name="image: barcode(get_product_by_index(seq+1,columns)['barcode'], 'code128')" text:anchor-type="paragraph" svg:width="0.8563in" style:rel-width="70%" svg:height="0.2409in" style:rel-height="23%" draw:z-index="0"><draw:text-box><text:p text:style-name="P7"/></draw:text-box></draw:frame><text:span text:style-name="T2"><text:placeholder text:placeholder-type="text">&lt;get_product_by_index(seq+1,columns)['barcode']&gt;</text:placeholder></text:span></text:p>
          </table:table-cell>
          <table:table-cell table:style-name="Table1.C2" office:value-type="string">
            <text:p text:style-name="P4"><text:placeholder text:placeholder-type="text">&lt;/for&gt;</text:placeholder></text:p>
          </table:table-cell>
        </table:table-row>
        <table:table-row table:style-name="Table1.1">
          <table:table-cell table:style-name="Table1.A3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6T14:06:43.25</dc:date>
    <meta:generator>LibreOffice/3.6$Windows_x86 LibreOffice_project/e183d5b-f8ccaf6-3804794-95b4be8-895629</meta:generator>
    <meta:editing-duration>PT5H2M15S</meta:editing-duration>
    <meta:editing-cycles>194</meta:editing-cycles>
    <meta:document-statistic meta:table-count="1" meta:image-count="0" meta:object-count="0" meta:page-count="1" meta:paragraph-count="7" meta:word-count="14" meta:character-count="297" meta:non-whitespace-character-count="290"/>
  </office:meta>
</office:document-meta>
</file>